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ooleanHolderEx.validateLexical( String v , SchemaType sType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Boolean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Boolean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ooleanHolderEx.validatePattern( String v , SchemaType sType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BooleanHolderEx.set_tex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BooleanHolderEx.JavaBoolean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